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6c1" officeooo:paragraph-rsid="000366c1"/>
    </style:style>
    <style:style style:name="T1" style:family="text">
      <style:text-properties officeooo:rsid="00036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blic static String[] getFiles( String dir_path ) {</text:p>
      <text:p text:style-name="Standard"/>
      <text:p text:style-name="Standard"><text:tab/><text:tab/>String[] listado = null;</text:p>
      <text:p text:style-name="Standard"/>
      <text:p text:style-name="Standard"><text:tab/><text:tab/>File f = new File(dir_path);</text:p>
      <text:p text:style-name="Standard"/>
      <text:p text:style-name="Standard"><text:tab/><text:tab/>if (f.isDirectory()) </text:p>
      <text:p text:style-name="Standard"/>
      <text:p text:style-name="Standard"><text:tab/><text:tab/><text:tab/>listado = f.list();</text:p>
      <text:p text:style-name="Standard"/>
      <text:p text:style-name="Standard"><text:tab/><text:tab/></text:p>
      <text:p text:style-name="Standard"/>
      <text:p text:style-name="Standard"><text:tab/><text:tab/>return <text:span text:style-name="T1">listado;</text:span>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0T13:05:29.765000000</meta:creation-date>
    <dc:date>2019-10-30T13:08:15.724000000</dc:date>
    <meta:editing-duration>PT2M46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8" meta:word-count="25" meta:character-count="173" meta:non-whitespace-character-count="141"/>
  </office:meta>
</office:document-meta>
</file>